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Batang" svg:font-family="Batang, 바탕"/>
    <style:font-face style:name="Courier New" svg:font-family="'Courier New'" style:font-family-generic="modern"/>
    <style:font-face style:name="MS Mincho" svg:font-family="'MS Mincho', 'ＭＳ 明朝'" style:font-family-generic="roman"/>
    <style:font-face style:name="FreeSans1" svg:font-family="FreeSans" style:font-family-generic="swiss"/>
    <style:font-face style:name="Courier New1" svg:font-family="'Courier New'" style:font-family-generic="modern" style:font-pitch="fixed"/>
    <style:font-face style:name="Bookman Old Style" svg:font-family="'Bookman Old Style'"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Bookman Old Style" fo:font-size="14pt" style:text-underline-style="solid" style:text-underline-width="auto" style:text-underline-color="font-color" fo:font-weight="bold" officeooo:paragraph-rsid="0004c277" style:font-size-asian="14pt" style:font-weight-asian="bold" style:font-name-complex="Bookman Old Style" style:font-size-complex="14pt"/>
    </style:style>
    <style:style style:name="P2" style:family="paragraph" style:parent-style-name="Standard" style:list-style-name="WW8Num22">
      <style:paragraph-properties fo:line-height="115%" fo:text-align="justify" style:justify-single-word="false"/>
      <style:text-properties style:font-name="Bookman Old Style" fo:font-size="14pt" officeooo:paragraph-rsid="0004c277" style:font-size-asian="14pt" style:font-name-complex="Bookman Old Style" style:font-size-complex="14pt"/>
    </style:style>
    <style:style style:name="P3" style:family="paragraph" style:parent-style-name="Standard">
      <style:paragraph-properties fo:line-height="115%" fo:text-align="justify" style:justify-single-word="false"/>
      <style:text-properties style:font-name="Bookman Old Style" fo:font-size="14pt" officeooo:paragraph-rsid="0004c277" style:font-size-asian="14pt" style:font-name-complex="Bookman Old Style" style:font-size-complex="14pt"/>
    </style:style>
    <style:style style:name="P4" style:family="paragraph" style:parent-style-name="Standard">
      <style:paragraph-properties fo:line-height="115%" fo:text-align="justify" style:justify-single-word="false"/>
      <style:text-properties style:font-name="Bookman Old Style" fo:font-size="14pt" fo:font-weight="bold" officeooo:paragraph-rsid="0004c277" style:font-size-asian="14pt" style:font-weight-asian="bold" style:font-name-complex="Bookman Old Style" style:font-size-complex="14pt"/>
    </style:style>
    <style:style style:name="P5" style:family="paragraph" style:parent-style-name="Standard">
      <style:paragraph-properties fo:line-height="115%" fo:text-align="justify" style:justify-single-word="false"/>
      <style:text-properties style:font-name="Bookman Old Style" fo:font-size="14pt" fo:font-style="italic" fo:font-weight="bold" officeooo:paragraph-rsid="0004c277" style:font-size-asian="14pt" style:font-style-asian="italic" style:font-weight-asian="bold" style:font-name-complex="Bookman Old Style" style:font-size-complex="14pt"/>
    </style:style>
    <style:style style:name="P6" style:family="paragraph" style:parent-style-name="Standard">
      <style:paragraph-properties fo:line-height="115%" fo:text-align="justify" style:justify-single-word="false"/>
      <style:text-properties style:font-name="Bookman Old Style" officeooo:paragraph-rsid="0004c277" style:font-name-asian="Bookman Old Style" style:font-name-complex="Bookman Old Style"/>
    </style:style>
    <style:style style:name="P7" style:family="paragraph" style:parent-style-name="Standard" style:list-style-name="WW8Num28">
      <style:paragraph-properties fo:line-height="115%" fo:text-align="justify" style:justify-single-word="false"/>
      <style:text-properties officeooo:paragraph-rsid="0004c277"/>
    </style:style>
    <style:style style:name="P8" style:family="paragraph" style:parent-style-name="Standard" style:list-style-name="WW8Num22">
      <style:paragraph-properties fo:line-height="115%" fo:text-align="justify" style:justify-single-word="false"/>
      <style:text-properties officeooo:paragraph-rsid="0004c277"/>
    </style:style>
    <style:style style:name="P9" style:family="paragraph" style:parent-style-name="Standard">
      <style:paragraph-properties fo:line-height="115%" fo:text-align="justify" style:justify-single-word="false"/>
      <style:text-properties officeooo:paragraph-rsid="0004c277"/>
    </style:style>
    <style:style style:name="P10" style:family="paragraph" style:parent-style-name="Standard">
      <style:paragraph-properties fo:margin-left="0.4917in" fo:margin-right="0in" fo:line-height="115%" fo:text-align="justify" style:justify-single-word="false" fo:text-indent="0.4917in" style:auto-text-indent="false"/>
      <style:text-properties style:font-name="Bookman Old Style" fo:font-size="14pt" officeooo:paragraph-rsid="0004c277" style:font-size-asian="14pt" style:font-name-complex="Bookman Old Style" style:font-size-complex="14pt"/>
    </style:style>
    <style:style style:name="P11" style:family="paragraph" style:parent-style-name="Standard">
      <style:paragraph-properties fo:margin-left="0.4917in" fo:margin-right="0in" fo:line-height="115%" fo:text-align="justify" style:justify-single-word="false" fo:text-indent="0.4917in" style:auto-text-indent="false"/>
      <style:text-properties style:font-name="Bookman Old Style" fo:font-size="14pt" officeooo:paragraph-rsid="0004c277" fo:background-color="#ffff00" style:font-size-asian="14pt" style:font-name-complex="Bookman Old Style" style:font-size-complex="14pt"/>
    </style:style>
    <style:style style:name="P12" style:family="paragraph" style:parent-style-name="Standard">
      <style:paragraph-properties fo:margin-left="0.4917in" fo:margin-right="0in" fo:line-height="115%" fo:text-align="justify" style:justify-single-word="false" fo:text-indent="0.4917in" style:auto-text-indent="false"/>
      <style:text-properties officeooo:paragraph-rsid="0004c277"/>
    </style:style>
    <style:style style:name="P13" style:family="paragraph" style:parent-style-name="Standard">
      <style:paragraph-properties fo:margin-left="0.5in" fo:margin-right="0in" fo:line-height="115%" fo:text-align="justify" style:justify-single-word="false" fo:text-indent="0in" style:auto-text-indent="false"/>
      <style:text-properties style:font-name="Bookman Old Style" fo:font-size="14pt" officeooo:paragraph-rsid="0004c277" style:font-size-asian="14pt" style:font-name-complex="Bookman Old Style" style:font-size-complex="14pt"/>
    </style:style>
    <style:style style:name="P14" style:family="paragraph" style:parent-style-name="Standard">
      <style:paragraph-properties fo:margin-left="0.5in" fo:margin-right="0in" fo:line-height="115%" fo:text-align="justify" style:justify-single-word="false" fo:text-indent="0in" style:auto-text-indent="false"/>
      <style:text-properties style:font-name="Bookman Old Style" fo:font-size="14pt" officeooo:paragraph-rsid="0004c277" fo:background-color="#3399ff" style:font-size-asian="14pt" style:font-name-complex="Bookman Old Style" style:font-size-complex="14pt"/>
    </style:style>
    <style:style style:name="P15" style:family="paragraph" style:parent-style-name="Standard">
      <style:paragraph-properties fo:margin-left="0.5in" fo:margin-right="0in" fo:line-height="115%" fo:text-align="justify" style:justify-single-word="false" fo:text-indent="0in" style:auto-text-indent="false"/>
      <style:text-properties officeooo:paragraph-rsid="0004c277"/>
    </style:style>
    <style:style style:name="P16" style:family="paragraph" style:parent-style-name="Standard">
      <style:paragraph-properties fo:margin-left="0.9602in" fo:margin-right="0in" fo:line-height="115%" fo:text-align="justify" style:justify-single-word="false" fo:text-indent="0.0228in" style:auto-text-indent="false"/>
      <style:text-properties style:font-name="Bookman Old Style" fo:font-size="14pt" officeooo:paragraph-rsid="0004c277" style:font-size-asian="14pt" style:font-name-complex="Bookman Old Style" style:font-size-complex="14pt"/>
    </style:style>
    <style:style style:name="P17" style:family="paragraph" style:parent-style-name="Standard">
      <style:paragraph-properties fo:margin-left="0.9602in" fo:margin-right="0in" fo:line-height="115%" fo:text-align="justify" style:justify-single-word="false" fo:text-indent="0.0228in" style:auto-text-indent="false"/>
      <style:text-properties officeooo:paragraph-rsid="0004c277"/>
    </style:style>
    <style:style style:name="P18" style:family="paragraph" style:parent-style-name="Standard">
      <style:paragraph-properties fo:margin-left="0in" fo:margin-right="0in" fo:line-height="115%" fo:text-align="justify" style:justify-single-word="false" fo:text-indent="0.4689in" style:auto-text-indent="false"/>
      <style:text-properties style:font-name="Bookman Old Style" fo:font-size="14pt" fo:font-weight="bold" officeooo:paragraph-rsid="0004c277" style:font-size-asian="14pt" style:font-weight-asian="bold" style:font-name-complex="Bookman Old Style" style:font-size-complex="14pt"/>
    </style:style>
    <style:style style:name="P19" style:family="paragraph" style:parent-style-name="Standard">
      <style:paragraph-properties fo:margin-left="0in" fo:margin-right="0in" fo:line-height="115%" fo:text-align="justify" style:justify-single-word="false" fo:text-indent="0.4917in" style:auto-text-indent="false"/>
      <style:text-properties officeooo:paragraph-rsid="0004c277"/>
    </style:style>
    <style:style style:name="P20" style:family="paragraph" style:parent-style-name="Standard">
      <style:paragraph-properties fo:margin-left="0in" fo:margin-right="0in" fo:line-height="115%" fo:text-align="justify" style:justify-single-word="false" fo:text-indent="0.4917in" style:auto-text-indent="false"/>
      <style:text-properties style:font-name="Bookman Old Style" fo:font-size="14pt" officeooo:paragraph-rsid="0004c277" style:font-size-asian="14pt" style:font-name-complex="Bookman Old Style" style:font-size-complex="14pt"/>
    </style:style>
    <style:style style:name="P21" style:family="paragraph" style:parent-style-name="Standard">
      <style:paragraph-properties fo:margin-left="1.4752in" fo:margin-right="0in" fo:line-height="115%" fo:text-align="justify" style:justify-single-word="false" fo:text-indent="0.4917in" style:auto-text-indent="false"/>
      <style:text-properties officeooo:paragraph-rsid="0004c277"/>
    </style:style>
    <style:style style:name="P22" style:family="paragraph" style:parent-style-name="Standard">
      <style:paragraph-properties fo:margin-left="1.4752in" fo:margin-right="0in" fo:line-height="115%" fo:text-align="justify" style:justify-single-word="false" fo:text-indent="0.4917in" style:auto-text-indent="false"/>
      <style:text-properties style:font-name="Bookman Old Style" fo:font-size="14pt" officeooo:paragraph-rsid="0004c277" style:font-size-asian="14pt" style:font-name-complex="Bookman Old Style" style:font-size-complex="14pt"/>
    </style:style>
    <style:style style:name="P23" style:family="paragraph" style:parent-style-name="Standard">
      <style:paragraph-properties fo:margin-left="1.4752in" fo:margin-right="0in" fo:line-height="115%" fo:text-align="justify" style:justify-single-word="false" fo:text-indent="0.4917in" style:auto-text-indent="false"/>
      <style:text-properties officeooo:paragraph-rsid="0004c277" fo:background-color="#0066ff"/>
    </style:style>
    <style:style style:name="P24" style:family="paragraph" style:parent-style-name="Standard">
      <style:paragraph-properties fo:margin-left="1.9665in" fo:margin-right="0in" fo:line-height="115%" fo:text-align="justify" style:justify-single-word="false" fo:text-indent="0in" style:auto-text-indent="false"/>
      <style:text-properties officeooo:paragraph-rsid="0004c277"/>
    </style:style>
    <style:style style:name="P25" style:family="paragraph" style:parent-style-name="Standard">
      <style:paragraph-properties fo:margin-left="0.9835in" fo:margin-right="0in" fo:line-height="115%" fo:text-align="justify" style:justify-single-word="false" fo:text-indent="0in" style:auto-text-indent="false"/>
      <style:text-properties officeooo:paragraph-rsid="0004c277"/>
    </style:style>
    <style:style style:name="P26" style:family="paragraph" style:parent-style-name="Standard">
      <style:paragraph-properties fo:margin-left="0.9835in" fo:margin-right="0in" fo:line-height="115%" fo:text-align="justify" style:justify-single-word="false" fo:text-indent="0.4917in" style:auto-text-indent="false"/>
      <style:text-properties style:font-name="Bookman Old Style" fo:font-size="14pt" officeooo:paragraph-rsid="0004c277" style:font-size-asian="14pt" style:font-name-complex="Bookman Old Style" style:font-size-complex="14pt"/>
    </style:style>
    <style:style style:name="P27" style:family="paragraph" style:parent-style-name="Standard">
      <style:paragraph-properties fo:margin-left="0.9791in" fo:margin-right="0in" fo:line-height="115%" fo:text-align="justify" style:justify-single-word="false" fo:text-indent="0in" style:auto-text-indent="false"/>
      <style:text-properties style:font-name="Bookman Old Style" fo:font-size="14pt" officeooo:paragraph-rsid="0004c277" style:font-size-asian="14pt" style:font-name-complex="Bookman Old Style" style:font-size-complex="14pt"/>
    </style:style>
    <style:style style:name="P28" style:family="paragraph" style:parent-style-name="Text_20_body">
      <style:paragraph-properties fo:line-height="115%"/>
      <style:text-properties style:font-name="Bookman Old Style" fo:font-size="14pt" fo:language="hu" fo:country="HU" officeooo:paragraph-rsid="0004c277" style:font-name-asian="Batang" style:font-size-asian="14pt" style:font-name-complex="Bookman Old Style" style:font-size-complex="14pt"/>
    </style:style>
    <style:style style:name="P29" style:family="paragraph" style:parent-style-name="Text_20_body">
      <style:text-properties style:font-name="Bookman Old Style" fo:font-size="14pt" fo:language="hu" fo:country="HU" officeooo:paragraph-rsid="0004c277" style:font-name-asian="Batang" style:font-size-asian="14pt" style:font-name-complex="Bookman Old Style" style:font-size-complex="14pt"/>
    </style:style>
    <style:style style:name="P30" style:family="paragraph" style:parent-style-name="Text_20_body">
      <style:paragraph-properties fo:line-height="115%"/>
      <style:text-properties style:font-name="Bookman Old Style" fo:font-size="14pt" officeooo:paragraph-rsid="0004c277" style:font-size-asian="14pt" style:font-name-complex="Bookman Old Style" style:font-size-complex="14pt"/>
    </style:style>
    <style:style style:name="P31" style:family="paragraph" style:parent-style-name="Text_20_body">
      <style:paragraph-properties fo:line-height="115%"/>
      <style:text-properties style:font-name="Bookman Old Style" fo:font-size="14pt" fo:font-weight="bold" officeooo:paragraph-rsid="0004c277" style:font-size-asian="14pt" style:font-weight-asian="bold" style:font-name-complex="Bookman Old Style" style:font-size-complex="14pt"/>
    </style:style>
    <style:style style:name="P32" style:family="paragraph" style:parent-style-name="Text_20_body">
      <style:paragraph-properties fo:line-height="115%"/>
      <style:text-properties style:font-name="Bookman Old Style" fo:font-size="14pt" fo:font-weight="bold" officeooo:paragraph-rsid="0004c277" style:font-name-asian="Batang" style:font-size-asian="14pt" style:font-weight-asian="bold" style:font-name-complex="Bookman Old Style" style:font-size-complex="14pt"/>
    </style:style>
    <style:style style:name="P33" style:family="paragraph" style:parent-style-name="Text_20_body">
      <style:paragraph-properties fo:line-height="115%"/>
      <style:text-properties officeooo:paragraph-rsid="0004c277"/>
    </style:style>
    <style:style style:name="P34" style:family="paragraph" style:parent-style-name="Text_20_body">
      <style:paragraph-properties fo:margin-left="0.4917in" fo:margin-right="0in" fo:line-height="115%" fo:text-indent="0.4874in" style:auto-text-indent="false"/>
      <style:text-properties officeooo:paragraph-rsid="0004c277"/>
    </style:style>
    <style:style style:name="P35" style:family="paragraph" style:parent-style-name="Text_20_body">
      <style:paragraph-properties fo:margin-left="0.9835in" fo:margin-right="0in" fo:line-height="115%" fo:text-indent="0.4917in" style:auto-text-indent="false"/>
      <style:text-properties style:font-name="Bookman Old Style" fo:font-size="14pt" officeooo:paragraph-rsid="0004c277" style:font-size-asian="14pt" style:font-name-complex="Bookman Old Style" style:font-size-complex="14pt"/>
    </style:style>
    <style:style style:name="P36" style:family="paragraph" style:parent-style-name="Text_20_body">
      <style:paragraph-properties fo:margin-left="0.9835in" fo:margin-right="0in" fo:line-height="115%" fo:text-indent="0.4917in" style:auto-text-indent="false"/>
      <style:text-properties officeooo:paragraph-rsid="0004c277"/>
    </style:style>
    <style:style style:name="P37" style:family="paragraph" style:parent-style-name="Text_20_body">
      <style:paragraph-properties fo:margin-left="0.9835in" fo:margin-right="0in" fo:line-height="115%" fo:text-indent="0.4917in" style:auto-text-indent="false"/>
      <style:text-properties officeooo:paragraph-rsid="0004c277" fo:background-color="#eeeeee"/>
    </style:style>
    <style:style style:name="P38" style:family="paragraph" style:parent-style-name="Text_20_body">
      <style:paragraph-properties fo:margin-left="1.4752in" fo:margin-right="0in" fo:line-height="115%" fo:text-indent="0in" style:auto-text-indent="false"/>
      <style:text-properties officeooo:paragraph-rsid="0004c277"/>
    </style:style>
    <style:style style:name="P39" style:family="paragraph" style:parent-style-name="Text_20_body">
      <style:paragraph-properties fo:margin-left="1.9665in" fo:margin-right="0in" fo:line-height="115%" fo:text-indent="0.4917in" style:auto-text-indent="false"/>
      <style:text-properties style:font-name="Bookman Old Style" fo:font-size="14pt" officeooo:paragraph-rsid="0004c277" style:font-size-asian="14pt" style:font-name-complex="Bookman Old Style" style:font-size-complex="14pt"/>
    </style:style>
    <style:style style:name="P40" style:family="paragraph" style:parent-style-name="Text_20_body">
      <style:paragraph-properties fo:margin-left="1.9665in" fo:margin-right="0in" fo:line-height="115%" fo:text-indent="0.4917in" style:auto-text-indent="false"/>
      <style:text-properties style:font-name="Bookman Old Style" fo:font-size="14pt" fo:language="hu" fo:country="HU" officeooo:paragraph-rsid="0004c277" style:font-size-asian="14pt" style:font-name-complex="Bookman Old Style" style:font-size-complex="14pt"/>
    </style:style>
    <style:style style:name="P41" style:family="paragraph" style:parent-style-name="Text_20_body">
      <style:paragraph-properties fo:margin-left="1.9665in" fo:margin-right="0in" fo:line-height="115%" fo:text-indent="0.4917in" style:auto-text-indent="false"/>
      <style:text-properties officeooo:paragraph-rsid="0004c277"/>
    </style:style>
    <style:style style:name="P42" style:family="paragraph" style:parent-style-name="Text_20_body">
      <style:paragraph-properties fo:margin-left="2.4583in" fo:margin-right="0in" fo:line-height="115%" fo:text-indent="0in" style:auto-text-indent="false"/>
      <style:text-properties officeooo:paragraph-rsid="0004c277"/>
    </style:style>
    <style:style style:name="P43" style:family="paragraph" style:parent-style-name="Text_20_body">
      <style:paragraph-properties fo:margin-left="0in" fo:margin-right="0in" fo:line-height="115%" fo:text-indent="0.4917in" style:auto-text-indent="false"/>
      <style:text-properties officeooo:paragraph-rsid="0004c277"/>
    </style:style>
    <style:style style:name="P44" style:family="paragraph" style:parent-style-name="Text_20_body">
      <style:paragraph-properties fo:margin-left="0in" fo:margin-right="0in" fo:line-height="115%" fo:text-indent="0.4898in" style:auto-text-indent="false"/>
      <style:text-properties officeooo:paragraph-rsid="0004c277"/>
    </style:style>
    <style:style style:name="P45" style:family="paragraph" style:parent-style-name="Text_20_body">
      <style:paragraph-properties fo:margin-left="0.4898in" fo:margin-right="0in" fo:line-height="115%" fo:text-indent="0in" style:auto-text-indent="false"/>
      <style:text-properties style:font-name="Bookman Old Style" fo:font-size="14pt" officeooo:paragraph-rsid="0004c277" style:font-size-asian="14pt" style:font-name-complex="Bookman Old Style" style:font-size-complex="14pt"/>
    </style:style>
    <style:style style:name="P46" style:family="paragraph" style:parent-style-name="Text_20_body">
      <style:paragraph-properties fo:margin-left="0.4898in" fo:margin-right="0in" fo:line-height="115%" fo:text-indent="0in" style:auto-text-indent="false"/>
      <style:text-properties officeooo:paragraph-rsid="0004c277"/>
    </style:style>
    <style:style style:name="P47" style:family="paragraph" style:parent-style-name="Text_20_body">
      <style:paragraph-properties fo:margin-left="0.9835in" fo:margin-right="0in" fo:line-height="115%" fo:text-indent="0in" style:auto-text-indent="false"/>
      <style:text-properties style:font-name="Bookman Old Style" fo:font-size="14pt" officeooo:paragraph-rsid="0004c277" fo:background-color="#ffff00" style:font-size-asian="14pt" style:font-name-complex="Bookman Old Style" style:font-size-complex="14pt"/>
    </style:style>
    <style:style style:name="P48" style:family="paragraph" style:parent-style-name="Text_20_body">
      <style:paragraph-properties fo:margin-left="1in" fo:margin-right="0in" fo:line-height="115%" fo:text-indent="0in" style:auto-text-indent="false"/>
      <style:text-properties style:font-name="Bookman Old Style" fo:font-size="14pt" officeooo:paragraph-rsid="0004c277" style:font-size-asian="14pt" style:font-name-complex="Bookman Old Style" style:font-size-complex="14pt"/>
    </style:style>
    <style:style style:name="P49" style:family="paragraph" style:parent-style-name="Text_20_body">
      <style:paragraph-properties fo:margin-left="0in" fo:margin-right="0in" fo:line-height="115%" fo:text-indent="0in" style:auto-text-indent="false"/>
      <style:text-properties officeooo:rsid="0004c277" officeooo:paragraph-rsid="0004c277" fo:background-color="#0066ff"/>
    </style:style>
    <style:style style:name="P50" style:family="paragraph" style:parent-style-name="Heading_20_5">
      <style:text-properties officeooo:paragraph-rsid="0004c277"/>
    </style:style>
    <style:style style:name="P51" style:family="paragraph" style:parent-style-name="Plain_20_Text">
      <style:paragraph-properties fo:line-height="115%" fo:text-align="justify" style:justify-single-word="false"/>
      <style:text-properties officeooo:paragraph-rsid="0004c277"/>
    </style:style>
    <style:style style:name="P52" style:family="paragraph" style:parent-style-name="Plain_20_Text">
      <style:paragraph-properties fo:margin-left="0in" fo:margin-right="0in" fo:line-height="115%" fo:text-align="justify" style:justify-single-word="false" fo:text-indent="0.4917in" style:auto-text-indent="false"/>
      <style:text-properties style:font-name="Bookman Old Style" fo:font-size="14pt" officeooo:paragraph-rsid="0004c277" style:font-size-asian="14pt" style:font-name-complex="Bookman Old Style" style:font-size-complex="14pt"/>
    </style:style>
    <style:style style:name="P53" style:family="paragraph" style:parent-style-name="Plain_20_Text">
      <style:paragraph-properties fo:margin-left="0.4917in" fo:margin-right="0in" fo:line-height="115%" fo:text-align="justify" style:justify-single-word="false" fo:text-indent="0in" style:auto-text-indent="false"/>
      <style:text-properties officeooo:paragraph-rsid="0004c277"/>
    </style:style>
    <style:style style:name="T1" style:family="text">
      <style:text-properties style:font-name="Bookman Old Style" style:font-name-asian="MS Mincho" style:font-name-complex="Bookman Old Style"/>
    </style:style>
    <style:style style:name="T2" style:family="text">
      <style:text-properties style:font-name="Bookman Old Style" fo:font-size="14pt" style:font-size-asian="14pt" style:font-name-complex="Bookman Old Style"/>
    </style:style>
    <style:style style:name="T3" style:family="text">
      <style:text-properties style:font-name="Bookman Old Style" fo:font-size="14pt" style:font-size-asian="14pt" style:font-name-complex="Bookman Old Style" style:font-size-complex="14pt"/>
    </style:style>
    <style:style style:name="T4" style:family="text">
      <style:text-properties style:font-name="Bookman Old Style" fo:font-size="14pt" style:font-size-asian="14pt" style:font-name-complex="Bookman Old Style" style:font-size-complex="14pt" style:font-weight-complex="bold"/>
    </style:style>
    <style:style style:name="T5" style:family="text">
      <style:text-properties style:font-name="Bookman Old Style" fo:font-size="14pt" fo:font-weight="bold" style:font-size-asian="14pt" style:font-weight-asian="bold" style:font-name-complex="Bookman Old Style" style:font-size-complex="14pt"/>
    </style:style>
    <style:style style:name="T6" style:family="text">
      <style:text-properties style:font-name="Bookman Old Style" fo:font-size="14pt" fo:font-weight="bold" style:font-size-asian="14pt" style:font-weight-asian="bold" style:font-name-complex="Bookman Old Style" style:font-size-complex="14pt" style:font-weight-complex="bold"/>
    </style:style>
    <style:style style:name="T7" style:family="text">
      <style:text-properties style:font-name="Bookman Old Style" fo:font-size="14pt" fo:font-weight="bold" style:font-size-asian="14pt" style:font-weight-asian="bold" style:font-name-complex="Bookman Old Style" style:font-size-complex="14pt" style:font-style-complex="italic"/>
    </style:style>
    <style:style style:name="T8" style:family="text">
      <style:text-properties style:font-name="Bookman Old Style" fo:font-size="14pt" fo:font-weight="bold" officeooo:rsid="000615ca" style:font-size-asian="14pt" style:font-weight-asian="bold" style:font-name-complex="Bookman Old Style" style:font-size-complex="14pt"/>
    </style:style>
    <style:style style:name="T9" style:family="text">
      <style:text-properties style:font-name="Bookman Old Style" fo:font-size="14pt" fo:font-weight="bold" style:font-name-asian="Bookman Old Style" style:font-size-asian="14pt" style:font-weight-asian="bold" style:font-name-complex="Bookman Old Style" style:font-size-complex="14pt"/>
    </style:style>
    <style:style style:name="T10" style:family="text">
      <style:text-properties style:font-name="Bookman Old Style" fo:font-size="14pt" fo:font-weight="bold" style:font-name-asian="Batang" style:font-size-asian="14pt" style:font-weight-asian="bold" style:font-name-complex="Bookman Old Style" style:font-size-complex="14pt"/>
    </style:style>
    <style:style style:name="T11" style:family="text">
      <style:text-properties style:font-name="Bookman Old Style" fo:font-size="14pt" fo:font-weight="bold" style:font-name-asian="Batang" style:font-size-asian="14pt" style:font-weight-asian="bold" style:font-name-complex="Bookman Old Style" style:font-size-complex="14pt" style:font-weight-complex="bold"/>
    </style:style>
    <style:style style:name="T12" style:family="text">
      <style:text-properties style:font-name="Bookman Old Style" fo:font-size="14pt" fo:font-weight="bold" fo:background-color="#3399ff" loext:char-shading-value="0" style:font-size-asian="14pt" style:font-weight-asian="bold" style:font-name-complex="Bookman Old Style" style:font-size-complex="14pt"/>
    </style:style>
    <style:style style:name="T13" style:family="text">
      <style:text-properties style:font-name="Bookman Old Style" fo:font-size="14pt" fo:font-weight="bold" fo:background-color="#ffff00" loext:char-shading-value="0" style:font-size-asian="14pt" style:font-weight-asian="bold" style:font-name-complex="Bookman Old Style" style:font-size-complex="14pt"/>
    </style:style>
    <style:style style:name="T14" style:family="text">
      <style:text-properties style:font-name="Bookman Old Style" fo:font-size="14pt" style:text-underline-style="solid" style:text-underline-width="auto" style:text-underline-color="font-color" fo:font-weight="bold" style:font-size-asian="14pt" style:font-weight-asian="bold" style:font-name-complex="Bookman Old Style" style:font-size-complex="14pt"/>
    </style:style>
    <style:style style:name="T15" style:family="text">
      <style:text-properties style:font-name="Bookman Old Style" fo:font-size="14pt" style:text-underline-style="solid" style:text-underline-width="auto" style:text-underline-color="font-color" style:font-size-asian="14pt" style:font-name-complex="Bookman Old Style" style:font-size-complex="14pt"/>
    </style:style>
    <style:style style:name="T16" style:family="text">
      <style:text-properties style:font-name="Bookman Old Style" fo:font-size="14pt" fo:language="ro" fo:country="RO" style:font-size-asian="14pt" style:font-name-complex="Bookman Old Style" style:font-size-complex="14pt"/>
    </style:style>
    <style:style style:name="T17" style:family="text">
      <style:text-properties style:font-name="Bookman Old Style" fo:font-size="14pt" fo:language="ro" fo:country="RO" fo:font-weight="bold" style:font-size-asian="14pt" style:font-weight-asian="bold" style:font-name-complex="Bookman Old Style" style:font-size-complex="14pt"/>
    </style:style>
    <style:style style:name="T18" style:family="text">
      <style:text-properties style:font-name="Bookman Old Style" fo:font-size="14pt" fo:language="ro" fo:country="RO" style:font-name-asian="Batang" style:font-size-asian="14pt" style:font-name-complex="Bookman Old Style" style:font-size-complex="14pt"/>
    </style:style>
    <style:style style:name="T19" style:family="text">
      <style:text-properties style:font-name="Bookman Old Style" fo:font-size="14pt" fo:language="ro" fo:country="RO" fo:background-color="#3399ff" loext:char-shading-value="0" style:font-size-asian="14pt" style:font-name-complex="Bookman Old Style" style:font-size-complex="14pt"/>
    </style:style>
    <style:style style:name="T20" style:family="text">
      <style:text-properties style:font-name="Bookman Old Style" fo:font-size="14pt" fo:language="ro" fo:country="RO" fo:background-color="#ffff00" loext:char-shading-value="0" style:font-size-asian="14pt" style:font-name-complex="Bookman Old Style" style:font-size-complex="14pt"/>
    </style:style>
    <style:style style:name="T21" style:family="text">
      <style:text-properties style:font-name="Bookman Old Style" fo:font-size="14pt" fo:language="en" fo:country="US" style:font-size-asian="14pt" style:font-name-complex="Bookman Old Style" style:font-size-complex="14pt"/>
    </style:style>
    <style:style style:name="T22" style:family="text">
      <style:text-properties style:font-name="Bookman Old Style" fo:font-size="14pt" fo:language="hu" fo:country="HU" style:font-size-asian="14pt" style:font-name-complex="Bookman Old Style"/>
    </style:style>
    <style:style style:name="T23" style:family="text">
      <style:text-properties style:font-name="Bookman Old Style" fo:font-size="14pt" fo:language="hu" fo:country="HU" style:font-size-asian="14pt" style:font-name-complex="Bookman Old Style" style:font-size-complex="14pt"/>
    </style:style>
    <style:style style:name="T24" style:family="text">
      <style:text-properties style:font-name="Bookman Old Style" fo:font-size="14pt" fo:language="hu" fo:country="HU" officeooo:rsid="0004c277" style:font-size-asian="14pt" style:font-name-complex="Bookman Old Style" style:font-size-complex="14pt"/>
    </style:style>
    <style:style style:name="T25" style:family="text">
      <style:text-properties style:font-name="Bookman Old Style" fo:font-size="14pt" fo:language="hu" fo:country="HU" style:font-name-asian="Batang" style:font-size-asian="14pt" style:font-name-complex="Bookman Old Style" style:font-size-complex="14pt"/>
    </style:style>
    <style:style style:name="T26" style:family="text">
      <style:text-properties style:font-name="Bookman Old Style" fo:font-size="14pt" fo:language="hu" fo:country="HU" fo:font-weight="bold" style:font-name-asian="Batang" style:font-size-asian="14pt" style:font-weight-asian="bold" style:font-name-complex="Bookman Old Style" style:font-size-complex="14pt"/>
    </style:style>
    <style:style style:name="T27" style:family="text">
      <style:text-properties style:font-name="Bookman Old Style" fo:font-size="14pt" style:font-name-asian="Bookman Old Style" style:font-size-asian="14pt" style:font-name-complex="Bookman Old Style" style:font-size-complex="14pt"/>
    </style:style>
    <style:style style:name="T28" style:family="text">
      <style:text-properties style:font-name="Bookman Old Style" fo:font-size="14pt" style:font-name-asian="Batang" style:font-size-asian="14pt" style:font-name-complex="Bookman Old Style" style:font-size-complex="14pt"/>
    </style:style>
    <style:style style:name="T29" style:family="text">
      <style:text-properties style:font-name="Bookman Old Style" fo:font-size="14pt" style:font-name-asian="Batang" style:font-size-asian="14pt" style:font-name-complex="Bookman Old Style" style:font-size-complex="14pt" style:font-weight-complex="bold"/>
    </style:style>
    <style:style style:name="T30" style:family="text">
      <style:text-properties style:font-name="Bookman Old Style" fo:font-size="14pt" fo:background-color="#ffff00" loext:char-shading-value="0" style:font-size-asian="14pt" style:font-name-complex="Bookman Old Style" style:font-size-complex="14pt"/>
    </style:style>
    <style:style style:name="T31" style:family="text">
      <style:text-properties style:font-name="Bookman Old Style" fo:font-size="14pt" fo:background-color="#3399ff" loext:char-shading-value="0" style:font-size-asian="14pt" style:font-name-complex="Bookman Old Style" style:font-size-complex="14pt"/>
    </style:style>
    <style:style style:name="T32" style:family="text">
      <style:text-properties style:font-name="Bookman Old Style" style:font-name-complex="Bookman Old Style"/>
    </style:style>
    <style:style style:name="T33" style:family="text">
      <style:text-properties style:text-underline-style="solid" style:text-underline-width="auto" style:text-underline-color="font-color" fo:font-weight="bold" style:font-weight-asian="bold"/>
    </style:style>
    <style:style style:name="T34" style:family="text">
      <style:text-properties fo:background-color="#ffff00" loext:char-shading-value="0"/>
    </style:style>
    <style:style style:name="T35" style:family="text">
      <style:text-properties fo:language="en" fo:country="US"/>
    </style:style>
    <style:style style:name="T36" style:family="text">
      <style:text-properties fo:language="hu" fo:country="HU"/>
    </style:style>
    <style:style style:name="T37" style:family="text">
      <style:text-properties style:font-name-asian="Bookman Old Style"/>
    </style:style>
    <style:style style:name="T38" style:family="text">
      <style:text-properties style:text-position="super 58%" style:font-name="Bookman Old Style" fo:font-size="14pt" style:font-size-asian="14pt" style:font-name-complex="Bookman Old Style" style:font-size-complex="14pt"/>
    </style:style>
    <style:style style:name="T39" style:family="text">
      <style:text-properties fo:font-weight="bold" style:font-weight-asian="bold"/>
    </style:style>
    <style:style style:name="T40" style:family="text">
      <style:text-properties fo:font-size="14pt" style:font-size-asian="14pt"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 text:outline-level="5">Deschiderea de 1 NT </text:h>
      <text:p text:style-name="P1"/>
      <text:p text:style-name="P3"><text:tab/>- 15 - 17 PO, distribuţie regulată şi poate fi:</text:p>
      <text:p text:style-name="P10">- cu majoră în 5 (+)15-16 PO; </text:p>
      <text:p text:style-name="P10">- cu miinora în 6;</text:p>
      <text:p text:style-name="P11">- cu A sec;</text:p>
      <text:p text:style-name="P10">- 5-4-2-2, dar cu ţinere în măcar una din culorile scurte <text:span text:style-name="T34">culoare în 5 poate fi şi majoră.</text:span> </text:p>
      <text:p text:style-name="P3"/>
      <text:p text:style-name="P4">A. Răspunsuri:</text:p>
      <text:p text:style-name="P9"><text:span text:style-name="T4">-</text:span><text:span text:style-name="T5"> P: </text:span><text:span text:style-name="T3">0-7 PO</text:span><text:span text:style-name="T30"> echilibrat, poate avea majoră în 5 dar nu poate avea majoră în 6;</text:span></text:p>
      <text:p text:style-name="P9"><text:span text:style-name="T4">-</text:span><text:span text:style-name="T5"> 2Cl</text:span><text:span text:style-name="T3">: </text:span><text:span text:style-name="T5">STAYMAN:</text:span><text:span text:style-name="T3"> nu promite majoră în 4;</text:span></text:p>
      <text:p text:style-name="P13">- dacă deschidentul licitează 2D (nu are majoră în 4), sau 2H (promite minim 4H dar nu neagă 4Sp), sau 2Sp (promite 4Sp şi neagă 4H) şi repondentul 2NT sau dă fit fără salt în majora deschidentului, promite exact 8 PO GI;</text:p>
      <text:p text:style-name="P13">- după <text:s/>2D de la deschident, 2H de la repondent: promite 0-7 PO cere pass OR correct (promite minim 4-4 în majore cupa poate fi mai lungă decît pica);</text:p>
      <text:p text:style-name="P14">- după <text:s/>2D de la deschident, 2Sp de la repondent: promite 0-7 PO cere pass OR correct (promite 5 Sp şi 4H);</text:p>
      <text:p text:style-name="P15"><text:span text:style-name="T3">- după <text:s/>2D de la deschident 2D, 3m de la repondent GF, invitaţie la şlem cu minora în 5 <text:s/>sau cu 6-4 m-M, la care 4m de la deschident sau repondent, întrebări de cărţi cheie (4A+mR);</text:span></text:p>
      <text:p text:style-name="P15"><text:span text:style-name="T3">- după 2D de la deschident 3M este </text:span><text:span text:style-name="T14">SMOLEN:</text:span><text:span text:style-name="T3"> GF (5-4 sau 6-4 în majore, cu majora licitată în 4):<text:tab/></text:span></text:p>
      <text:p text:style-name="P16">- 3M: 4M şi 5MM. Dacă deschidentul licitează 3NT, 4D de la repondent promite 6H, respectiv 4H de la repondent promite 6Sp ex: </text:p>
      <text:p text:style-name="P16">1NT-2Cl</text:p>
      <text:p text:style-name="P17"><text:span text:style-name="T3">2D – 3H (4H şi 5Sp)</text:span></text:p>
      <text:p text:style-name="P16">3NT – 4H (TRF: 4H şi 6Sp).</text:p>
      <text:p text:style-name="P4">Continuări după răspunsul de 2M pe STY: </text:p>
      <text:p text:style-name="P18"><text:soft-page-break/>1NT -2CL</text:p>
      <text:p text:style-name="P18">2M:</text:p>
      <text:p text:style-name="P9"><text:span text:style-name="T5"><text:tab/></text:span><text:span text:style-name="T4">-</text:span><text:span text:style-name="T5"> 3m: </text:span><text:span text:style-name="T3">GF, 5 cărţi </text:span><text:span text:style-name="T16">în</text:span><text:span text:style-name="T3"> m, după care 4m: KC;</text:span></text:p>
      <text:p text:style-name="P9"><text:span text:style-name="T3"><text:tab/></text:span><text:span text:style-name="T4">-</text:span><text:span text:style-name="T5"> 2Sp (pe 2H): </text:span><text:span text:style-name="T3">GI, 5 cărţi </text:span><text:span text:style-name="T16">în</text:span><text:span text:style-name="T3"> Sp, 4 cărţi </text:span><text:span text:style-name="T16">în</text:span><text:span text:style-name="T3"> H;</text:span></text:p>
      <text:p text:style-name="P9"><text:span text:style-name="T3"><text:tab/>- </text:span><text:span text:style-name="T5">3Sp (pe 2H): </text:span><text:span text:style-name="T4">fit de cupă</text:span><text:span text:style-name="T3">, cue-bid;</text:span></text:p>
      <text:p text:style-name="P9"><text:span text:style-name="T3"><text:tab/></text:span><text:span text:style-name="T30">- </text:span><text:span text:style-name="T13">3H (pe 2 Sp):</text:span><text:span text:style-name="T30"> GI, 5 cărţi </text:span><text:span text:style-name="T20">în</text:span><text:span text:style-name="T30"> H, 4 cărţi </text:span><text:span text:style-name="T20">în</text:span><text:span text:style-name="T30"> Sp;</text:span></text:p>
      <text:p text:style-name="P9"><text:span text:style-name="T3"><text:tab/>- </text:span><text:span text:style-name="T5">3NT:</text:span><text:span text:style-name="T3"> de joc, promite 4MM;</text:span></text:p>
      <text:p text:style-name="P19"><text:span text:style-name="T4">-</text:span><text:span text:style-name="T5"> 4H (</text:span><text:span text:style-name="T8">pe</text:span><text:span text:style-name="T5"> 2 Sp):</text:span><text:span text:style-name="T3"> GF, 5 cărţi </text:span><text:span text:style-name="T16">în</text:span><text:span text:style-name="T3"> H, 4 cărţi </text:span><text:span text:style-name="T16">în</text:span><text:span text:style-name="T3"> Sp.</text:span></text:p>
      <text:p text:style-name="P9"><text:span text:style-name="T5">- 2D, 2H: </text:span><text:span text:style-name="T3">TRF, de la 0 puncte;</text:span></text:p>
      <text:p text:style-name="P12"><text:span text:style-name="T3">- </text:span><text:span text:style-name="T5">1NT – 2 D</text:span></text:p>
      <text:p text:style-name="P9"><text:span text:style-name="T5"><text:tab/><text:tab/> <text:s/>2H:</text:span><text:span text:style-name="T3"> </text:span></text:p>
      <text:p text:style-name="P21"><text:span text:style-name="T3">- </text:span><text:span text:style-name="T5">2Sp</text:span><text:span text:style-name="T3"> : GI, 5 cărţi </text:span><text:span text:style-name="T16">în</text:span><text:span text:style-name="T3"> H şi <text:s/>4 cărţi </text:span><text:span text:style-name="T16">în</text:span><text:span text:style-name="T3"> Sp; </text:span></text:p>
      <text:p text:style-name="P21"><text:span text:style-name="T4">-</text:span><text:span text:style-name="T5"> 2NT</text:span><text:span text:style-name="T3">: GI promite 8PO;</text:span></text:p>
      <text:p text:style-name="P21"><text:span text:style-name="T3">- </text:span><text:span text:style-name="T5">3H: <text:s/></text:span><text:span text:style-name="T3">GI; </text:span></text:p>
      <text:p text:style-name="P24"><text:span text:style-name="T4">-</text:span><text:span text:style-name="T5"> 3m, 3mm</text:span><text:span text:style-name="T3">: GF, 4 cărţi </text:span><text:span text:style-name="T16">în</text:span><text:span text:style-name="T3"> m, după răspuns <text:s text:c="15"/>4m: KC;</text:span></text:p>
      <text:p text:style-name="P24"><text:span text:style-name="T4">-</text:span><text:span text:style-name="T5"> 3Sp</text:span><text:span text:style-name="T3">: cue-bid.</text:span></text:p>
      <text:p text:style-name="P12"><text:span text:style-name="T3">- </text:span><text:span text:style-name="T5">1NT – 2 H</text:span></text:p>
      <text:p text:style-name="P9"><text:span text:style-name="T5"><text:tab/><text:tab/> <text:s/>2Sp</text:span><text:span text:style-name="T6">:</text:span></text:p>
      <text:p text:style-name="P9"><text:span text:style-name="T3"><text:tab/><text:tab/><text:tab/><text:tab/>-</text:span><text:span text:style-name="T5"> 2NT</text:span><text:span text:style-name="T3">: GI;</text:span></text:p>
      <text:p text:style-name="P23"><text:span text:style-name="T3">- </text:span><text:span text:style-name="T5">3H</text:span><text:span text:style-name="T3">: GI, 4 cărţi </text:span><text:span text:style-name="T16">în</text:span><text:span text:style-name="T3"> H şi <text:s/>5 cărţi </text:span><text:span text:style-name="T16">în</text:span><text:span text:style-name="T3"> Sp;</text:span></text:p>
      <text:p text:style-name="P24"><text:span text:style-name="T4">-</text:span><text:span text:style-name="T5"> 3m, 3mm</text:span><text:span text:style-name="T3">: GF, 4 cărţi </text:span><text:span text:style-name="T16">în</text:span><text:span text:style-name="T3"> m, după răspuns <text:s text:c="15"/>4m: KC;</text:span></text:p>
      <text:p text:style-name="P24"><text:span text:style-name="T4">-</text:span><text:span text:style-name="T5"> 3Sp</text:span><text:span text:style-name="T3">: GI, 6 cărţi </text:span><text:span text:style-name="T16">în</text:span><text:span text:style-name="T3"> Sp;</text:span></text:p>
      <text:p text:style-name="P24"><text:span text:style-name="T4">-</text:span><text:span text:style-name="T5"> 4H</text:span><text:span text:style-name="T3">: GF, 5 cărţi </text:span><text:span text:style-name="T16">în</text:span><text:span text:style-name="T3"> H şi 5 cărţi </text:span><text:span text:style-name="T16">în</text:span><text:span text:style-name="T3"> Sp;</text:span></text:p>
      <text:p text:style-name="P24"><text:span text:style-name="T4">-</text:span><text:span text:style-name="T5"> 4Sp</text:span><text:span text:style-name="T3">: de joc, 6 cărţi </text:span><text:span text:style-name="T16">în</text:span><text:span text:style-name="T3"> Sp.</text:span></text:p>
      <text:p text:style-name="P22"/>
      <text:p text:style-name="P25"><text:span text:style-name="T5">Transfer diferenţiat</text:span><text:span text:style-name="T3">: dacă deschidentul are suport de 4 cărţi în culoare de transfer, licitează diferenţiat chiar dacă se contrează licitaţia repondentului: </text:span></text:p>
      <text:p text:style-name="P25"><text:span text:style-name="T6">1.</text:span><text:span text:style-name="T3"> </text:span><text:span text:style-name="T6">Cu mână maximală</text:span><text:span text:style-name="T5"> (17-18 PS) licitează Majora+1.</text:span><text:span text:style-name="T3"> În acest caz repondentul: </text:span></text:p>
      <text:p text:style-name="P26"><text:soft-page-break/>- poate hotărî cine să fie declarantul, dând sau nu retransferul la nivel de 3 sau 4; </text:p>
      <text:p text:style-name="P26">- licitând NT promite 5332 şi deschidentul va hozarî contractul final; </text:p>
      <text:p text:style-name="P26">- culoare nouă (alta decât cea de retransfer) GI, natural minim 4 cărţi la care culoare n ouă a deschidentului F1.</text:p>
      <text:list xml:id="list3076388512825956900" text:style-name="WW8Num28">
        <text:list-item>
          <text:p text:style-name="P7"><text:span text:style-name="T5">cu m</text:span><text:span text:style-name="T17">ână minimală (15-16 PS)</text:span><text:span text:style-name="T5">, licitează 3M</text:span></text:p>
        </text:list-item>
      </text:list>
      <text:p text:style-name="P25"><text:span text:style-name="T3">Ex: 1NT-2H-3Sp (15-16PS); <text:s/>1NT-2H-2NT (17-18PS). Se recomandă totuşi evitarea transferului diferenţiat cu distrbuţie 4-3-3-3</text:span><text:span text:style-name="T4">.</text:span></text:p>
      <text:p text:style-name="P4">- 2Sp care poate fi:</text:p>
      <text:p text:style-name="P9"><text:span text:style-name="T5"><text:tab/><text:tab/><text:tab/></text:span><text:span text:style-name="T3">1. mocolor NF de caro;</text:span></text:p>
      <text:p text:style-name="P33"><text:span text:style-name="T3"><text:tab/><text:tab/><text:tab/>2. bicolor minor NF (minim 4-4);</text:span></text:p>
      <text:p text:style-name="P30"><text:tab/><text:tab/><text:tab/>3. minim GF bicolor minor.</text:p>
      <text:p text:style-name="P33"><text:span text:style-name="T3"><text:tab/></text:span><text:span text:style-name="T6">Răspunsurile deschidentului</text:span><text:span text:style-name="T3">:</text:span></text:p>
      <text:p text:style-name="P34"><text:span text:style-name="T3">Licitează minora în 4 iar dacă nu are, licitează 2NT. </text:span><text:span text:style-name="T6">Răspunsurile repondentului</text:span><text:span text:style-name="T3">: </text:span></text:p>
      <text:p text:style-name="P35">- cu mâna 1. licitează 3D (sau pasează pe 3D);</text:p>
      <text:p text:style-name="P38"><text:span text:style-name="T3">- cu mâna 2. liciteaz 3</text:span><text:span text:style-name="T21">C</text:span><text:span text:style-name="T3">l pe 2NT-ra (sau pasează 3Cl/3D);</text:span></text:p>
      <text:p text:style-name="P36"><text:span text:style-name="T3">- cu mâna 3 pe </text:span><text:span text:style-name="T7">2NT</text:span><text:span text:style-name="T5">:</text:span><text:span text:style-name="T3"><text:tab/></text:span></text:p>
      <text:p text:style-name="P39">- 3M: – 5-4 m+mm, singleton în M licitată;</text:p>
      <text:p text:style-name="P30"><text:tab/><text:tab/><text:tab/><text:tab/><text:tab/>- 3NT: - de joc; </text:p>
      <text:p text:style-name="P41"><text:span text:style-name="T3">- 4NT: - </text:span><text:span text:style-name="T6">InvS:</text:span><text:span text:style-name="T3"> 5-4-2-2;</text:span></text:p>
      <text:p text:style-name="P39">- 5NT: - Alege şlemul: 5-4-2-2;</text:p>
      <text:p text:style-name="P42"><text:span text:style-name="T3">- 4m – </text:span><text:span text:style-name="T15">6</text:span><text:span text:style-name="T3">-4, şi <text:s/>KC 8 cărţi cheie (A în cele două majore şi ARQ în cele două minore) răspunsuri: 0-1, 2, 3, .... </text:span></text:p>
      <text:p text:style-name="P43"><text:span text:style-name="T3"><text:tab/><text:tab/>- cu mâna 3 pe </text:span><text:span text:style-name="T7">3m</text:span><text:span text:style-name="T5">:</text:span></text:p>
      <text:p text:style-name="P39"><text:soft-page-break/>- 3M: – 5-4 m+mm, singleton în M licitată;</text:p>
      <text:p text:style-name="P30"><text:tab/><text:tab/><text:tab/><text:tab/><text:tab/>- 3NT – 5422 intenţie de joc;</text:p>
      <text:p text:style-name="P41"><text:span text:style-name="T3">- 4NT: -</text:span><text:span text:style-name="T6"> InvS:</text:span><text:span text:style-name="T3"> 5-4-2-2;</text:span></text:p>
      <text:p text:style-name="P39">- 5NT: - Alege şlemul: <text:s/>5-4-2-2:</text:p>
      <text:p text:style-name="P42"><text:span text:style-name="T3">- 4m: – KC 8 cărţi cheie (A în cele două majore şi ARQ în cele două minore) răspunsuri: 0-1, 2, 3, .....</text:span></text:p>
      <text:p text:style-name="P40"/>
      <text:p text:style-name="P31">2NT (transfer pe Cl) care poate fi:</text:p>
      <text:p text:style-name="P44"><text:span text:style-name="T9"><text:s/></text:span><text:span text:style-name="T4">-</text:span><text:span text:style-name="T3"> monocolor de Cl max 7PO (obligatoriu ca deschidentul să liciteze 3Cl şi asta va fi contractul final);</text:span></text:p>
      <text:p text:style-name="P45"><text:span text:style-name="T37"><text:s/></text:span>- 4-4-4-1 şi GF; după ce deschidentul licitează <text:s/>3Cl (obligat):</text:p>
      <text:p text:style-name="P47">- 3D, 3H, 3Sp, 3NT: 11-13PO şi următoarea culoare este singleton;</text:p>
      <text:p text:style-name="P37"><text:span text:style-name="T27"><text:s/></text:span><text:span text:style-name="T3">ex: 3H: 11-13PO singleton de </text:span><text:span text:style-name="T23">Sp. <text:s/>//</text:span></text:p>
      <text:p text:style-name="P49"><text:span text:style-name="T23">3D &gt; s de cupa, 3H &gt; s. de pica , 3S &gt; s de trefla, 3nt &gt; s. de caro????</text:span></text:p>
      <text:p text:style-name="P48">- 4Cl, 4D, 4H, 4Sp: 14-16 PO şi următoarea culoare este singleton.</text:p>
      <text:p text:style-name="P33"><text:span text:style-name="T5">- 3m: </text:span><text:span text:style-name="T3">culoare în 6, cu 2 onori mari invitant (se poate pasa);</text:span></text:p>
      <text:p text:style-name="P51"><text:span text:style-name="T6">- 3M:</text:span><text:span text:style-name="T3"> GF monocolor minor H=Cl, Sp=D; la care răspunsurile deschidentului sunt:</text:span></text:p>
      <text:p text:style-name="P52">- 3NT: de joc; la care 4m (în minora transferată) KC</text:p>
      <text:p text:style-name="P53"><text:span text:style-name="T3">- 3Sp (pe 3H), 4Cl (pe 3Sp) </text:span><text:span text:style-name="T5">last train: </text:span><text:span text:style-name="T3">invitant la şlem;</text:span></text:p>
      <text:p text:style-name="P53"><text:span text:style-name="T2">- 4m (în minora transferată): </text:span><text:span text:style-name="T22">KC</text:span><text:span text:style-name="T2">.</text:span></text:p>
      <text:p text:style-name="P9"><text:span text:style-name="T6">- 3NT:</text:span><text:span text:style-name="T3"> 9</text:span><text:span text:style-name="T38"> </text:span><text:span text:style-name="T3"><text:s/>- 14PO echilibrat.</text:span></text:p>
      <text:p text:style-name="P9"><text:span text:style-name="T6">- 4Cl:</text:span><text:span text:style-name="T3"> </text:span><text:span text:style-name="T5">GERBER</text:span><text:span text:style-name="T4">, întrebare de A.</text:span></text:p>
      <text:p text:style-name="P9"><text:span text:style-name="T6">- 4D, 4H:<text:tab/></text:span><text:span text:style-name="T5">TEXAS</text:span><text:span text:style-name="T3"> </text:span><text:span text:style-name="T5">transfer, </text:span><text:span text:style-name="T3">important că este obligatoriu ca deschidentul să efectueze transferul, pentru că invitaţiile de şlem sau forcingul de şlem se licitează cu trensfer la nivelul 2.</text:span></text:p>
      <text:p text:style-name="P9"><text:soft-page-break/><text:span text:style-name="T6">- 4Sp:</text:span><text:span text:style-name="T3"> de joc</text:span></text:p>
      <text:p text:style-name="P9"><text:span text:style-name="T6">- 4NT:</text:span><text:span text:style-name="T3"> cantitativ, invitant la 6NT (15-16 PO)</text:span></text:p>
      <text:p text:style-name="P9"><text:span text:style-name="T6">- 5m:</text:span><text:span text:style-name="T3"> culoare lungă cu intenţie de baraj</text:span></text:p>
      <text:p text:style-name="P9"><text:span text:style-name="T6">- 5NT:</text:span><text:span text:style-name="T3"> invitant la 7 NT-ra. Forsingun tur! 19-20PO.</text:span></text:p>
      <text:p text:style-name="P9"><text:span text:style-name="T6">- 6NT:</text:span><text:span text:style-name="T3"> 17-18PO</text:span></text:p>
      <text:p text:style-name="P9"><text:span text:style-name="T6">- 7NT:</text:span><text:span text:style-name="T3"> 21- PO</text:span></text:p>
      <text:p text:style-name="P3"/>
      <text:p text:style-name="P4"/>
      <text:p text:style-name="P9"><text:span text:style-name="T5">B. Dac</text:span><text:span text:style-name="T17">ă după deschiderea de 1</text:span><text:span text:style-name="T5">NT este contrat:</text:span></text:p>
      <text:p text:style-name="P9"><text:span text:style-name="T3"><text:tab/></text:span><text:span text:style-name="T4">-</text:span><text:span text:style-name="T3"> </text:span><text:span text:style-name="T5">XX</text:span><text:span text:style-name="T6">:</text:span><text:span text:style-name="T3"> monocolor oarecare de la 0PO, deschidentul este obligat să liciteze 2Cl(releu) după care repondentul:</text:span></text:p>
      <text:list xml:id="list2125662788637241484" text:style-name="WW8Num22">
        <text:list-item>
          <text:p text:style-name="P8"><text:span text:style-name="T3">Pas: am culoare de Cl</text:span><text:span text:style-name="T5"> </text:span><text:span text:style-name="T8">monocolor</text:span></text:p>
        </text:list-item>
        <text:list-item>
          <text:p text:style-name="P2">2D, 2H, 2Sp: to play;</text:p>
        </text:list-item>
        <text:list-item>
          <text:p text:style-name="P8"><text:span text:style-name="T3">2NT: GF!, cu monocolor la care deschidentul este obligat să liciteze 3Cl (releu): răspunsurile repondentului fiind naturale minim 5 cărţi în culoarea licitată (3NT am culoare de Cl) şi minim 10PO válaszoló bemutatja a színét.</text:span></text:p>
        </text:list-item>
        <text:list-item>
          <text:p text:style-name="P2">3Cl, 3D, 3H, 3Sp: natural GI 8-9PO.</text:p>
        </text:list-item>
      </text:list>
      <text:p text:style-name="P9"><text:span text:style-name="T3"><text:tab/>- </text:span><text:span text:style-name="T6">2Cl:</text:span><text:span text:style-name="T3"> bicolor <text:s/>cu minim 4CL, 0-5 PO;</text:span></text:p>
      <text:p text:style-name="P19"><text:span text:style-name="T4">-</text:span><text:span text:style-name="T5"> 2D: </text:span><text:span text:style-name="T4">bicolor caro+majoră</text:span><text:span text:style-name="T5"> </text:span><text:span text:style-name="T4">minim 4-4,</text:span><text:span text:style-name="T5"> </text:span><text:span text:style-name="T3">0-5 PO;</text:span></text:p>
      <text:p text:style-name="P19"><text:span text:style-name="T4">- </text:span><text:span text:style-name="T5">2H:</text:span><text:span text:style-name="T4"> bicolor major</text:span><text:span text:style-name="T3"> minim 4-4, 0-5 PO; </text:span></text:p>
      <text:p text:style-name="P19"><text:span text:style-name="T4">-</text:span><text:span text:style-name="T5"> 2SP: </text:span><text:span text:style-name="T4">4-4 M-MM, STY (min. 8PO);</text:span></text:p>
      <text:p text:style-name="P19"><text:span text:style-name="T4">-</text:span><text:span text:style-name="T5"> 2NT: </text:span><text:span text:style-name="T4">5-4: M-MM, la care 3Cl releu pentr majora în 5.</text:span></text:p>
      <text:p text:style-name="P3"><text:tab/></text:p>
      <text:p text:style-name="P6"><text:s/></text:p>
      <text:p text:style-name="P9"><text:span text:style-name="T5">C. Dacă adversarii la nivelul 2 cu o culoare</text:span><text:span text:style-name="T3">:</text:span></text:p>
      <text:p text:style-name="P3"/>
      <text:p text:style-name="P9"><text:span text:style-name="T4">-</text:span><text:span text:style-name="T5"> X</text:span><text:span text:style-name="T3">: este de penalizare (şi la nivel de 3);</text:span></text:p>
      <text:p text:style-name="P33"><text:span text:style-name="T3">- </text:span><text:span text:style-name="T6">Lictaţiile la nivelul 2</text:span><text:span text:style-name="T3">, sunt naturale NF;</text:span></text:p>
      <text:p text:style-name="P9"><text:span text:style-name="T4">-</text:span><text:span text:style-name="T5"> 3NT</text:span><text:span text:style-name="T3">: 9+ PO fără ţinere în culoarea de intervenţie;</text:span></text:p>
      <text:p text:style-name="P9"><text:span text:style-name="T4">-</text:span><text:span text:style-name="T5"> Cue-bid (CB):</text:span><text:span text:style-name="T3"> - CB în M: GF, culoare de 4 în MM, fără ţinere;</text:span></text:p>
      <text:p text:style-name="P26">- CB în m: GF, <text:s/>cel puţin o majoră în 4, fără ţinere;</text:p>
      <text:p text:style-name="P9"><text:soft-page-break/><text:span text:style-name="T5">- lictaţiile la nivelul 3</text:span><text:span text:style-name="T3">: <text:s/>GF, culoare minim în 5;</text:span></text:p>
      <text:p text:style-name="P9"><text:span text:style-name="T5">- 3D</text:span><text:span text:style-name="T3">: GF, dac</text:span><text:span text:style-name="T16">ă s-a intervenit cu 2Cl;</text:span></text:p>
      <text:p text:style-name="P9"><text:span text:style-name="T5">- 3m</text:span><text:span text:style-name="T3">: GI: culoare minim în 5.</text:span></text:p>
      <text:p text:style-name="P9"><text:span text:style-name="T5">- 2 NT </text:span><text:span text:style-name="T14">LEBENSHOL,</text:span><text:span text:style-name="T3"> releu obligatoriu pentru 3Cl: </text:span></text:p>
      <text:p text:style-name="P19"><text:span text:style-name="T3">După 3Cl din partea deschidentului:</text:span></text:p>
      <text:p text:style-name="P27">- Pas: minim 5Cl 0-8 PO;</text:p>
      <text:p text:style-name="P3"><text:tab/><text:tab/>- 3D: de joc, 5D 0-8 PO; </text:p>
      <text:p text:style-name="P20"><text:tab/>- 3M: GI, M minim în 5;</text:p>
      <text:p text:style-name="P3"><text:tab/><text:tab/>- CB: GF, <text:s/>cel puţin o majoră în 4, cu ţinere;</text:p>
      <text:p text:style-name="P3"><text:tab/><text:tab/>- 3NT: neagă majora în 4, am ţinere</text:p>
      <text:p text:style-name="P5">Recapitulare: am ţinere în culoarea de intervenţie dacă prima licitaţie este 2NT iar a 2-a CB sau 3NT, iar CB promite întotdeauna cel puţin una dintre majore în 4.</text:p>
      <text:p text:style-name="P5"/>
      <text:p text:style-name="P4">C. poziţii şi licitaţii speciale:</text:p>
      <text:p text:style-name="P4"/>
      <text:p text:style-name="P33"><text:span text:style-name="T10">1. 1NT în reveil:</text:span><text:span text:style-name="T28"> 14-16 PO: Ex: P–P–P–1NT;</text:span><text:span text:style-name="T25"> 1ceva-P-P-1NT, în oricare alt caz, intervenţia de 1NT este natural de 15-17PO la care sistemul este ON. Iar în cazul în care am pasat odată, interbvenţia de 1NT promite culorile nelicitate.</text:span></text:p>
      <text:p text:style-name="P33"><text:span text:style-name="T10">2.</text:span><text:span text:style-name="T28"> Dac</text:span><text:span text:style-name="T18">ă</text:span><text:span text:style-name="T28"> repondentul a pasat deschiderea de 1NT şi se intervine în dreapta deschidentului atunci </text:span><text:span text:style-name="T11">X nu este de penalizare</text:span><text:span text:style-name="T10">.</text:span></text:p>
      <text:p text:style-name="P33"><text:span text:style-name="T10">3.</text:span><text:span text:style-name="T28"> </text:span><text:span text:style-name="T11">Dacă se contrează transferul</text:span><text:span text:style-name="T10">:</text:span></text:p>
      <text:p text:style-name="P46"><text:span text:style-name="T28">-</text:span><text:span text:style-name="T25"> cu suport de </text:span><text:span text:style-name="T28">4 cărţi se licitează </text:span><text:span text:style-name="T10">M+1</text:span><text:span text:style-name="T29">;</text:span></text:p>
      <text:p text:style-name="P33"><text:span text:style-name="T28"><text:tab/></text:span><text:span text:style-name="T25">- cu suport de </text:span><text:span text:style-name="T28">3 cărţi sşi maximal se recontrează, cu minimal 2M;</text:span></text:p>
      <text:p text:style-name="P33"><text:span text:style-name="T28"><text:tab/></text:span><text:span text:style-name="T25">- cu suport de </text:span><text:span text:style-name="T28">2 cărţi se pasează (la care XX din partea repondentului este retransfer).</text:span></text:p>
      <text:p text:style-name="P32">4. Dacă se contrează 2Cl Stayman: </text:p>
      <text:p text:style-name="P33"><text:span text:style-name="T28">-</text:span><text:span text:style-name="T25"> </text:span><text:span text:style-name="T10">P</text:span><text:span text:style-name="T26">:</text:span><text:span text:style-name="T28"> am stop în Cl. Cere XX obligatoriu la care se varăspunde ca şi când nu s-ar fi contrat;</text:span></text:p>
      <text:p text:style-name="P33"><text:soft-page-break/><text:span text:style-name="T28">-</text:span><text:span text:style-name="T25"> </text:span><text:span text:style-name="T10">2D,2H,2Sp</text:span><text:span text:style-name="T28"> – fără stop în Cl, asta aş fi licitat şi fără X. Acum 3Cl din partea repondentului cere semi-stop de Cl.</text:span></text:p>
      <text:p text:style-name="P33"><text:span text:style-name="T28">-</text:span><text:span text:style-name="T25"> </text:span><text:span text:style-name="T10">XX</text:span><text:span text:style-name="T26"> </text:span><text:span text:style-name="T10">–</text:span><text:span text:style-name="T28"> culoare bună de Cl minim în 5.</text:span></text:p>
      <text:p text:style-name="P33"><text:span text:style-name="T26">5. Dacă adversarii intervin cu 2D Cappeletti (ambele majore):</text:span></text:p>
      <text:p text:style-name="P28"><text:tab/>- 2M: am ţinere doar în majora licitată;</text:p>
      <text:p text:style-name="P28"><text:tab/>- 3NT: am ţinere în ambele majore </text:p>
      <text:p text:style-name="P28"><text:tab/>- 2NT: Lebensohl şi în cazul intervenţiei de 2M Capp; </text:p>
      <text:p text:style-name="P28"><text:tab/>- X: GF, nu am ţinere în majore nu promite neapărat D.</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Batang" svg:font-family="Batang, 바탕"/>
    <style:font-face style:name="Courier New" svg:font-family="'Courier New'" style:font-family-generic="modern"/>
    <style:font-face style:name="MS Mincho" svg:font-family="'MS Mincho', 'ＭＳ 明朝'" style:font-family-generic="roman"/>
    <style:font-face style:name="FreeSans1" svg:font-family="FreeSans" style:font-family-generic="swiss"/>
    <style:font-face style:name="Courier New1" svg:font-family="'Courier New'" style:font-family-generic="modern" style:font-pitch="fixed"/>
    <style:font-face style:name="Bookman Old Style" svg:font-family="'Bookman Old Style'"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5" style:display-name="Heading 5" style:family="paragraph" style:parent-style-name="Standard" style:next-style-name="Standard" style:default-outline-level="5" style:class="text">
      <style:paragraph-properties fo:line-height="115%" fo:text-align="justify" style:justify-single-word="false" fo:keep-with-next="always"/>
      <style:text-properties style:font-name="Bookman Old Style" fo:font-family="'Bookman Old Style'" style:font-family-generic="roman" style:font-pitch="variable" fo:font-size="18pt" style:text-underline-style="solid" style:text-underline-width="auto" style:text-underline-color="font-color" fo:font-weight="bold" style:font-size-asian="18pt" style:font-weight-asian="bold" style:font-name-complex="Bookman Old Style" style:font-family-complex="'Bookman Old Style'" style:font-family-generic-complex="roman" style:font-pitch-complex="variable" style:font-size-complex="14pt"/>
    </style:style>
    <style:style style:name="Plain_20_Text" style:display-name="Plain Text" style:family="paragraph" style:parent-style-name="Standard">
      <style:text-properties style:font-name="Courier New" fo:font-family="'Courier New'" style:font-family-generic="modern" fo:font-size="10pt" fo:language="none" fo:country="none" style:font-name-asian="MS Mincho" style:font-family-asian="'MS Mincho', 'ＭＳ 明朝'" style:font-family-generic-asian="roman" style:font-size-asian="10pt" style:font-name-complex="Courier New" style:font-family-complex="'Courier New'" style:font-family-generic-complex="modern" style:font-size-complex="10pt"/>
    </style:style>
    <style:style style:name="WW8Num28z0" style:family="text">
      <style:text-properties style:font-name="Bookman Old Style" fo:font-family="'Bookman Old Style'" style:font-family-generic="roman" style:font-pitch="variable" fo:font-size="14pt" fo:font-weight="bold" style:font-size-asian="14pt" style:font-weight-asian="bold" style:font-name-complex="Bookman Old Style" style:font-family-complex="'Bookman Old Style'" style:font-family-generic-complex="roman" style:font-pitch-complex="variable" style:font-size-complex="14pt"/>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2z0"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name-complex="Symbol" style:font-family-complex="Symbol" style:font-family-generic-complex="roman"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8" text:consecutive-numbering="true">
      <text:list-level-style-number text:level="1" text:style-name="WW8Num28z0" style:num-suffix="." style:num-format="1" text:start-value="2">
        <style:list-level-properties text:list-level-position-and-space-mode="label-alignment">
          <style:list-level-label-alignment text:label-followed-by="listtab" text:list-tab-stop-position="1.3063in" fo:text-indent="-0.3228in" fo:margin-left="1.3063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1.7335in" fo:text-indent="-0.25in" fo:margin-left="1.7335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2.2335in" fo:text-indent="-0.1252in" fo:margin-left="2.2335in"/>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2.7335in" fo:text-indent="-0.25in" fo:margin-left="2.7335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3.2335in" fo:text-indent="-0.25in" fo:margin-left="3.233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3.7335in" fo:text-indent="-0.1252in" fo:margin-left="3.7335in"/>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4.2335in" fo:text-indent="-0.25in" fo:margin-left="4.233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4.7335in" fo:text-indent="-0.25in" fo:margin-left="4.7335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5.2335in" fo:text-indent="-0.1252in" fo:margin-left="5.23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7291in" fo:text-indent="-0.25in" fo:margin-left="1.7291in"/>
        </style:list-level-properties>
        <style:text-properties style:font-name="Times New Roman"/>
      </text:list-level-style-bullet>
      <text:list-level-style-bullet text:level="2" text:style-name="WW8Num22z1" style:num-suffix="." text:bullet-char="o">
        <style:list-level-properties text:list-level-position-and-space-mode="label-alignment">
          <style:list-level-label-alignment text:label-followed-by="listtab" text:list-tab-stop-position="2.2291in" fo:text-indent="-0.25in" fo:margin-left="2.2291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2.7291in" fo:text-indent="-0.25in" fo:margin-left="2.7291in"/>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3.2291in" fo:text-indent="-0.25in" fo:margin-left="3.2291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3.7291in" fo:text-indent="-0.25in" fo:margin-left="3.7291in"/>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4.2291in" fo:text-indent="-0.25in" fo:margin-left="4.2291in"/>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4.7291in" fo:text-indent="-0.25in" fo:margin-left="4.7291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5.2291in" fo:text-indent="-0.25in" fo:margin-left="5.2291in"/>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5.7291in" fo:text-indent="-0.25in" fo:margin-left="5.729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0T17:47:41.329342333</meta:creation-date>
    <dc:date>2017-04-10T18:00:49.318308381</dc:date>
    <meta:editing-duration>PT2M57S</meta:editing-duration>
    <meta:editing-cycles>1</meta:editing-cycles>
    <meta:document-statistic meta:table-count="0" meta:image-count="0" meta:object-count="0" meta:page-count="7" meta:paragraph-count="137" meta:word-count="1436" meta:character-count="7306" meta:non-whitespace-character-count="5872"/>
    <meta:generator>LibreOffice/5.1.6.2$Linux_X86_64 LibreOffice_project/10m0$Build-2</meta:generator>
  </office:meta>
</office:document-meta>
</file>